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10200002469000019336D173A0B.wmf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text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 style:list-style-name="L5">
      <style:graphic-properties draw:stroke="none" draw:fill="none" draw:fill-color="#bbe0e3" draw:textarea-horizontal-align="justify" draw:textarea-vertical-align="middle" draw:auto-grow-height="true" draw:auto-grow-width="false" fo:min-height="5.83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title" style:list-style-name="L5">
      <style:graphic-properties draw:stroke="none" draw:fill="none" draw:fill-color="#bbe0e3" draw:textarea-horizontal-align="justify" draw:textarea-vertical-align="middle" draw:auto-grow-height="true" draw:auto-grow-width="false" fo:min-height="5.83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2.578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fit-to-size="false" fo:min-height="13.609cm"/>
    </style:style>
    <style:style style:name="pr8" style:family="presentation" style:parent-style-name="Default-outline1" style:list-style-name="L6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.008cm" fo:margin-right="0cm" fo:text-align="center" fo:text-indent="0cm" style:writing-mode="lr-tb" style:font-independent-line-spacing="true"/>
      <style:text-properties fo:color="#ffd320"/>
    </style:style>
    <style:style style:name="P3" style:family="paragraph">
      <style:paragraph-properties fo:text-align="center"/>
      <style:text-properties fo:color="#ffd320" fo:font-weight="bold" style:font-weight-asian="bold" style:font-weight-complex="bold"/>
    </style:style>
    <style:style style:name="P4" style:family="paragraph">
      <style:text-properties fo:font-size="12.1999998092651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40pt" style:font-size-asian="40pt" style:font-size-complex="40pt"/>
    </style:style>
    <style:style style:name="P8" style:family="paragraph">
      <style:paragraph-properties fo:margin-left="1.27cm" fo:margin-right="0cm" fo:line-height="100%" fo:text-align="center" fo:text-indent="-0.635cm"/>
    </style:style>
    <style:style style:name="P9" style:family="paragraph">
      <style:paragraph-properties fo:margin-left="1.27cm" fo:margin-right="0cm" fo:line-height="100%" fo:text-align="center" fo:text-indent="-0.635cm"/>
      <style:text-properties fo:color="#ff0000" fo:font-size="40pt" fo:font-style="normal" style:font-size-asian="40pt" style:font-style-asian="normal" style:font-size-complex="40pt" style:font-style-complex="normal"/>
    </style:style>
    <style:style style:name="P10" style:family="paragraph">
      <style:paragraph-properties fo:margin-left="1.27cm" fo:margin-right="0cm" fo:line-height="150%" fo:text-indent="-0.635cm"/>
    </style:style>
    <style:style style:name="P11" style:family="paragraph">
      <style:paragraph-properties fo:margin-left="1.27cm" fo:margin-right="0cm" fo:line-height="150%" fo:text-indent="-0.635cm"/>
      <style:text-properties fo:font-size="22pt" style:font-size-asian="22pt" style:font-size-complex="22pt"/>
    </style:style>
    <style:style style:name="P12" style:family="paragraph">
      <style:paragraph-properties>
        <style:tab-stops>
          <style:tab-stop style:position="0cm"/>
        </style:tab-stops>
      </style:paragraph-properties>
    </style:style>
    <style:style style:name="P13" style:family="paragraph">
      <style:paragraph-properties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4" style:family="paragraph">
      <style:paragraph-properties fo:margin-left="1.27cm" fo:margin-right="0cm" fo:text-indent="-0.635cm">
        <style:tab-stops>
          <style:tab-stop style:position="1.27cm"/>
        </style:tab-stops>
      </style:paragraph-properties>
    </style:style>
    <style:style style:name="P15" style:family="paragraph">
      <style:paragraph-properties>
        <style:tab-stops>
          <style:tab-stop style:position="0cm"/>
        </style:tab-stops>
      </style:paragraph-properties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" style:family="text">
      <style:text-properties fo:color="#ffd320" fo:font-size="40pt" fo:language="fr" fo:country="BE" style:font-size-asian="40pt" style:font-size-complex="40pt"/>
    </style:style>
    <style:style style:name="T2" style:family="text">
      <style:text-properties fo:color="#ffd320" fo:font-size="24pt" style:font-size-asian="24pt" style:font-size-complex="24pt"/>
    </style:style>
    <style:style style:name="T3" style:family="text">
      <style:text-properties fo:color="#ffd320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/>
    </style:style>
    <style:style style:name="T5" style:family="text">
      <style:text-properties style:use-window-font-color="true"/>
    </style:style>
    <style:style style:name="T6" style:family="text">
      <style:text-properties fo:color="#ff0000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ff0000" fo:font-size="28pt" style:font-size-asian="28pt" style:font-size-complex="28pt"/>
    </style:style>
    <style:style style:name="T10" style:family="text">
      <style:text-properties style:use-window-font-color="true" fo:font-size="28pt" style:font-size-asian="28pt" style:font-size-complex="28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color="#ff0000" fo:font-size="40pt" style:font-size-asian="40pt" style:font-size-complex="40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ff00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" style:family="text">
      <style:text-properties fo:color="#ff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1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2" style:family="text">
      <style:text-properties fo:color="#ff0000" fo:font-size="32pt" style:font-size-asian="32pt" style:font-size-complex="32pt"/>
    </style:style>
    <style:style style:name="T2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f549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fo:color="#ffd62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668cm" svg:height="6.093cm" svg:x="0.166cm" svg:y="5.142cm" presentation:class="title" presentation:user-transformed="true">
          <draw:text-box>
            <text:p text:style-name="P1"><text:span text:style-name="T1">Assessment for All (a4a)</text:span><text:span text:style-name="T1"><text:line-break/></text:span><text:span text:style-name="T2">(13/03/2012, JRC, Italy)</text:span></text:p>
          </draw:text-box>
        </draw:frame>
        <draw:frame draw:style-name="gr1" draw:text-style-name="P3" draw:layer="layout" svg:width="22.225cm" svg:height="4.027cm" svg:x="2.74cm" svg:y="14.182cm">
          <draw:text-box>
            <text:p text:style-name="P1"><text:span text:style-name="T3">Ernesto Jardim </text:span></text:p>
            <text:p text:style-name="P1"><text:span text:style-name="T3">Iago Mosqueira</text:span></text:p>
            <text:p text:style-name="P1"><text:span text:style-name="T3">Chato Osio</text:span></text:p>
            <text:p text:style-name="P1"><text:span text:style-name="T3">Colin Milar</text:span></text:p>
          </draw:text-box>
        </draw:frame>
        <draw:frame presentation:style-name="pr2" draw:text-style-name="P2" draw:layer="layout" svg:width="27.668cm" svg:height="6.093cm" svg:x="28.649cm" svg:y="16.413cm" presentation:class="title" presentation:user-transformed="true">
          <draw:text-box>
            <text:p text:style-name="P1"><text:span text:style-name="T1">Assessment for All (a4a)</text:span><text:span text:style-name="T1"><text:line-break/></text:span><text:span text:style-name="T2">(13/03/2012, JRC, Italy)</text:span></text:p>
          </draw:text-box>
        </draw:frame>
        <presentation:notes draw:style-name="dp2">
          <draw:page-thumbnail draw:style-name="gr2" draw:layer="layout" svg:width="15.768cm" svg:height="10.481cm" svg:x="2.913cm" svg:y="2.094cm" draw:page-number="1" presentation:class="page"/>
          <draw:frame presentation:style-name="pr3" draw:text-style-name="P4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the scene</text:p>
          </draw:text-box>
        </draw:frame>
        <draw:frame presentation:style-name="pr5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>DCF 2009 introduced the concept of “<text:span text:style-name="T4">concurrent sampling</text:span>” for metier related variables: <text:span text:style-name="T4">sampling all</text:span> or a predefined assemblage of <text:span text:style-name="T4">species</text:span>, <text:span text:style-name="T4">simultaneously</text:span> in a vessel's catches or landings (2008/949/EC, Annex, Chapter I, 1.b)</text:p>
              </text:list-item>
              <text:list-item>
                <text:p>Sampling must be performed in order to evaluate the <text:span text:style-name="T5">quarterly </text:span><text:span text:style-name="T4">length</text:span><text:span text:style-name="T5"> distribution of species in the </text:span><text:span text:style-name="T4">catches</text:span>, and the <text:span text:style-name="T5">quarterly </text:span><text:span text:style-name="T4">volume of discards</text:span> (B1.1.1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the scene in numbers</text:p>
          </draw:text-box>
        </draw:frame>
        <draw:frame presentation:style-name="pr5" draw:layer="layout" svg:width="25.4cm" svg:height="7.786cm" svg:x="1.27cm" svg:y="6.214cm" presentation:class="outline" presentation:user-transformed="true">
          <draw:text-box>
            <text:list text:style-name="L3">
              <text:list-item>
                <text:p>In 2010 DCF costs <text:span text:style-name="T4">57m </text:span><text:span text:style-name="T6">€</text:span></text:p>
              </text:list-item>
              <text:list-item>
                <text:p>Biological parameters (growth &amp; reproduction) are being collected for <text:span text:style-name="T4">250+</text:span> stocks in waters where European fleets operate.</text:p>
              </text:list-item>
              <text:list-item>
                <text:p>The DCF reports make it difficult to evaluate the number of species each MS is sampling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what ? (Miles <text:span text:style-name="T7">dixit</text:span>)</text:p>
          </draw:text-box>
        </draw:frame>
        <draw:frame presentation:style-name="pr5" draw:layer="layout" svg:width="25.199cm" svg:height="12.231cm" svg:x="1.4cm" svg:y="4.914cm" presentation:class="outline" presentation:user-transformed="true">
          <draw:text-box>
            <text:list text:style-name="L3">
              <text:list-item>
                <text:p>European fisheries scientists will face the challenge of assessing 250+ stocks for which:</text:p>
              </text:list-item>
            </text:list>
          </draw:text-box>
        </draw:frame>
        <draw:frame draw:style-name="gr3" draw:layer="layout" svg:width="28.657cm" svg:height="10.909cm" svg:x="-2.54cm" svg:y="5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tting the scene worldwide</text:p>
          </draw:text-box>
        </draw:frame>
        <draw:frame presentation:style-name="pr7" draw:text-style-name="P5" draw:layer="layout" svg:width="26.67cm" svg:height="13.235cm" svg:x="0.635cm" svg:y="4.71cm" presentation:class="outline" presentation:user-transformed="true">
          <draw:text-box>
            <text:list text:style-name="L3">
              <text:list-item>
                <text:p><text:span text:style-name="T8">US law requires </text:span><text:span text:style-name="T9">all federal fisheries</text:span><text:span text:style-name="T8"> to come up with </text:span><text:span text:style-name="T10">approaches for calculating </text:span><text:span text:style-name="T9">annual catch limits</text:span><text:span text:style-name="T8">, including appropriate </text:span><text:span text:style-name="T9">buffers</text:span><text:span text:style-name="T8"> to account for scientific and management </text:span><text:span text:style-name="T9">uncertainties</text:span><text:span text:style-name="T8"> (Sampson, pers.comm.).</text:span></text:p>
              </text:list-item>
              <text:list-item>
                <text:p><text:span text:style-name="T8">Beddington et.al (2007) show that these intermediate data stocks that are not being scientifically assessed make up for </text:span><text:span text:style-name="T9">30%</text:span><text:span text:style-name="T8"> of stocks in the USA, </text:span><text:span text:style-name="T9">78%</text:span><text:span text:style-name="T8"> in New Zealand, </text:span><text:span text:style-name="T9">48%</text:span><text:span text:style-name="T8"> in Australia, </text:span><text:span text:style-name="T9">61%</text:span><text:span text:style-name="T8"> in the North-East Atlantic. </text:span></text:p>
              </text:list-item>
              <text:list-item>
                <text:p><text:span text:style-name="T8">Roa (pers.comm.) states in Chile </text:span><text:span text:style-name="T9">65%</text:span><text:span text:style-name="T8"> of stocks are not assess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4cm" svg:height="7.15cm" svg:x="1.3cm" svg:y="6.925cm" presentation:class="outline" presentation:user-transformed="true">
          <draw:text-box>
            <text:p text:style-name="P1"><text:span text:style-name="T11">Dealing with the assessment of these stocks will require a </text:span><text:span text:style-name="T12">change in mindset</text:span><text:span text:style-name="T11"> !!</text:span></text:p>
          </draw:text-box>
        </draw:frame>
        <draw:frame presentation:style-name="pr4" draw:layer="layout" svg:width="25.199cm" svg:height="3.506cm" svg:x="1.402cm" svg:y="0.837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portunities</text:p>
          </draw:text-box>
        </draw:frame>
        <draw:frame presentation:style-name="pr5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>Stock assessment as a <text:span text:style-name="T4">data generating</text:span> engine</text:p>
              </text:list-item>
              <text:list-item>
                <text:p><text:span text:style-name="T4">Massive data</text:span> analysis</text:p>
              </text:list-item>
              <text:list-item>
                <text:p><text:span text:style-name="T4">Multi*</text:span> analysis</text:p>
              </text:list-item>
              <text:list-item>
                <text:p>Advise for more species</text:p>
              </text:list-item>
              <text:list-item>
                <text:p><text:span text:style-name="T4">Common</text:span> stock assessment methodology</text:p>
              </text:list-item>
              <text:list-item>
                <text:p><text:span text:style-name="T4">Comparative advise</text:span> analysis</text:p>
              </text:list-item>
              <text:list-item>
                <text:p>Direct input to policies like MSFD, MSP, IMP, CFP, etc</text:p>
              </text:list-item>
              <text:list-item>
                <text:p>Contribute to Ecossystem Based Manage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4a initiative</text:p>
          </draw:text-box>
        </draw:frame>
        <draw:frame presentation:style-name="pr5" draw:layer="layout" svg:width="25.199cm" svg:height="15.875cm" svg:x="1.4cm" svg:y="4.445cm" presentation:class="outline" presentation:user-transformed="true">
          <draw:text-box>
            <text:p><text:span text:style-name="T13">The initiative aims to:</text:span></text:p>
            <text:list text:style-name="L4">
              <text:list-item>
                <text:p><text:s/><text:span text:style-name="T4">develop an assessment method</text:span> targeting stocks that have a reduced knowledge base on biology and moderate time series on exploitation and abundance; </text:p>
              </text:list-item>
              <text:list-item>
                <text:p><text:s/><text:span text:style-name="T4">trigger the discussion</text:span> about the problem of massive stock assessment.</text:p>
              </text:list-item>
            </text:list>
            <text:p><text:span text:style-name="T13">Side objective:</text:span></text:p>
            <text:list text:style-name="L3">
              <text:list-item>
                <text:p><text:span text:style-name="T4">capacity build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4a initiative</text:p>
          </draw:text-box>
        </draw:frame>
        <draw:frame presentation:style-name="pr5" draw:layer="layout" svg:width="25.199cm" svg:height="15.875cm" svg:x="1.4cm" svg:y="4.445cm" presentation:class="outline" presentation:user-transformed="true">
          <draw:text-box>
            <text:p><text:span text:style-name="T13">Coordination by JRC, Ernesto Jardim:</text:span></text:p>
            <text:list text:style-name="L3">
              <text:list-item>
                <text:p><text:span text:style-name="T14">A number of scientists (33) showed interest on the initiative, coming from distinct regions: </text:span><text:span text:style-name="T15">South Africa</text:span><text:span text:style-name="T14">,</text:span><text:span text:style-name="T15"> USA</text:span><text:span text:style-name="T14">,</text:span><text:span text:style-name="T15"> Canada</text:span><text:span text:style-name="T14">,</text:span><text:span text:style-name="T15"> Australia</text:span><text:span text:style-name="T14">,</text:span><text:span text:style-name="T15"> New Zealand</text:span><text:span text:style-name="T14"> and </text:span><text:span text:style-name="T15">Europe</text:span><text:span text:style-name="T14">. </text:span></text:p>
              </text:list-item>
              <text:list-item>
                <text:p><text:span text:style-name="T14">As well as a number of International Organizations showed interest like </text:span><text:span text:style-name="T15">ICES</text:span><text:span text:style-name="T14">,</text:span><text:span text:style-name="T15"> ICCAT</text:span><text:span text:style-name="T14">,</text:span><text:span text:style-name="T15"> FAO</text:span><text:span text:style-name="T14">.</text:span></text:p>
              </text:list-item>
              <text:list-item>
                <text:p><text:span text:style-name="T14">Efforts are being done to coordinate with all and avoid replication of wor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1.437cm" presentation:class="title" presentation:user-transformed="true">
          <draw:text-box>
            <text:p>a4a kick-off meeting<text:line-break/><text:span text:style-name="T16">(29/02-02/03 @ JRC)</text:span></text:p>
          </draw:text-box>
        </draw:frame>
        <draw:frame presentation:style-name="pr8" draw:text-style-name="P9" draw:layer="layout" svg:width="25.199cm" svg:height="5.715cm" svg:x="1.401cm" svg:y="7.643cm" presentation:class="outline" presentation:user-transformed="true">
          <draw:text-box>
            <text:p text:style-name="P8"><text:span text:style-name="T17">Brainstorm</text:span></text:p>
            <text:p text:style-name="P8"><text:span text:style-name="T17">Consolidate ideas</text:span></text:p>
            <text:p text:style-name="P8"><text:span text:style-name="T17">Design experi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4a kick-off meeting</text:p>
          </draw:text-box>
        </draw:frame>
        <draw:frame presentation:style-name="pr7" draw:text-style-name="P11" draw:layer="layout" svg:width="12.195cm" svg:height="14.94cm" svg:x="0.635cm" svg:y="5.51cm" presentation:class="outline" presentation:user-transformed="true">
          <draw:text-box>
            <text:p text:style-name="P10"><text:span text:style-name="T18">Leire Ibaibarriaga (AZTI, Spain)</text:span></text:p>
            <text:p text:style-name="P10"><text:span text:style-name="T18">Jose de Oliveira (CEFAS, UK)</text:span></text:p>
            <text:p text:style-name="P10"><text:span text:style-name="T18">Finlay Scott (CEFAS, UK)</text:span></text:p>
            <text:p text:style-name="P10"><text:span text:style-name="T18">Andrew Cooper (SMU, Canada)</text:span></text:p>
            <text:p text:style-name="P10"><text:span text:style-name="T18">Ruben Roa (SAU, South Arabia)</text:span></text:p>
            <text:p text:style-name="P10"><text:span text:style-name="T18">Einer Nielsen (DTU, Denmark)</text:span></text:p>
            <text:p text:style-name="P10"><text:span text:style-name="T18"/></text:p>
          </draw:text-box>
        </draw:frame>
        <draw:frame presentation:style-name="pr5" draw:text-style-name="P11" draw:layer="layout" svg:width="13.97cm" svg:height="13.67cm" svg:x="13.97cm" svg:y="5.51cm" presentation:class="outline" presentation:user-transformed="true">
          <draw:text-box>
            <text:p text:style-name="P10"><text:span text:style-name="T18">Gary Carvalho (Bangor, UK)</text:span></text:p>
            <text:p text:style-name="P10"><text:span text:style-name="T18">Manuela Azevedo (IPIMAR, Portugal)</text:span></text:p>
            <text:p text:style-name="P10"><text:span text:style-name="T18">Chato Osio (</text:span><text:span text:style-name="T19">JRC</text:span><text:span text:style-name="T18">, EC)</text:span></text:p>
            <text:p text:style-name="P10"><text:span text:style-name="T18">Iago Mosqueira (</text:span><text:span text:style-name="T19">JRC</text:span><text:span text:style-name="T18">, EC)</text:span></text:p>
            <text:p text:style-name="P10"><text:span text:style-name="T18">Ernesto Jardim (</text:span><text:span text:style-name="T19">JRC</text:span><text:span text:style-name="T18">, EC)</text:span></text:p>
            <text:p text:style-name="P10"><text:span text:style-name="T18">Jann Martinsohn (</text:span><text:span text:style-name="T19">JRC</text:span><text:span text:style-name="T18">, EC)</text:span></text:p>
            <text:p text:style-name="P10"><text:span text:style-name="T20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4a kick-off meeting results</text:p>
          </draw:text-box>
        </draw:frame>
        <draw:frame draw:style-name="gr4" draw:text-style-name="P13" draw:layer="layout" svg:width="25.4cm" svg:height="14.177cm" svg:x="1.27cm" svg:y="4.645cm">
          <draw:text-box>
            <text:p text:style-name="P12"><text:span text:style-name="T21">What is a “moderate data stock”</text:span></text:p>
            <text:list text:style-name="L2">
              <text:list-item>
                <text:list>
                  <text:list-item>
                    <text:p text:style-name="P12"><text:span text:style-name="T22">Exploitation</text:span></text:p>
                    <text:list>
                      <text:list-item>
                        <text:p text:style-name="P12"><text:span text:style-name="T16">Nominal effort</text:span></text:p>
                      </text:list-item>
                      <text:list-item>
                        <text:p text:style-name="P12"><text:span text:style-name="T16">Volume (L, D)</text:span></text:p>
                      </text:list-item>
                      <text:list-item>
                        <text:p text:style-name="P12"><text:span text:style-name="T16">Length frequencies</text:span></text:p>
                      </text:list-item>
                    </text:list>
                  </text:list-item>
                  <text:list-item>
                    <text:p text:style-name="P12"><text:span text:style-name="T22">Biology</text:span></text:p>
                    <text:list>
                      <text:list-item>
                        <text:p text:style-name="P12"><text:span text:style-name="T16">Information based knife edge mat ogive (minimum)</text:span></text:p>
                      </text:list-item>
                      <text:list-item>
                        <text:p text:style-name="P12"><text:span text:style-name="T16">Indications for growth model (minimum)</text:span></text:p>
                      </text:list-item>
                      <text:list-item>
                        <text:p text:style-name="P12"><text:span text:style-name="T16">L-W</text:span></text:p>
                      </text:list-item>
                    </text:list>
                  </text:list-item>
                  <text:list-item>
                    <text:p text:style-name="P12"><text:span text:style-name="T22">Index of abundan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15" draw:layer="layout" svg:width="25.4cm" svg:height="11.645cm" svg:x="1.27cm" svg:y="4.845cm">
          <draw:text-box>
            <text:p text:style-name="P12"><text:span text:style-name="T21">Genetics</text:span></text:p>
            <text:p text:style-name="P12"><text:span text:style-name="T21">Biomass model/stock assessment model</text:span></text:p>
            <text:list text:style-name="L2">
              <text:list-item>
                <text:p text:style-name="P14"><text:span text:style-name="T23"><text:s/></text:span><text:span text:style-name="T23">Model to be applied rapidly to a wide range of situations</text:span></text:p>
              </text:list-item>
              <text:list-item>
                <text:p text:style-name="P14"><text:span text:style-name="T23"><text:s/></text:span><text:span text:style-name="T23">Results must be used for advise on a quantitative basis</text:span></text:p>
              </text:list-item>
            </text:list>
            <text:p text:style-name="P12"><text:span text:style-name="T21">Assessment/advise methodology</text:span></text:p>
            <text:p text:style-name="P12"><text:span text:style-name="T21">Simulation experiment</text:span></text:p>
            <text:p text:style-name="P12"><text:span text:style-name="T21">Operationalization</text:span></text:p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a4a kick-off meeting results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f5494" style:text-outline="false" style:text-line-through-style="none" style:text-position="0% 100%" fo:font-family="Verdana" style:font-family-generic="swiss" style:font-pitch="variable" fo:font-size="26.5pt" fo:font-style="italic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italic" style:font-weight-asian="normal" style:font-family-complex="'Lohit Hindi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f5494" style:text-line-through-style="none" style:text-position="0% 100%" fo:font-family="Verdana" style:font-family-generic="swiss" style:font-pitch="variable" fo:font-size="22.1000003814697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496cm" fo:margin-right="0cm" fo:margin-top="0.135cm" fo:margin-bottom="0cm" fo:line-height="100%" fo:text-align="start" fo:text-indent="-0.699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f5494" style:text-line-through-style="none" style:text-position="0% 100%" fo:font-family="Verdana" style:font-family-generic="swiss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0pt" style:font-style-asian="normal" style:font-weight-asian="bold" style:font-family-complex="'Lohit Hind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f549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0f5494" style:text-outline="false" style:text-line-through-style="none" style:text-position="0% 100%" fo:font-family="Verdana" style:font-family-generic="swiss" style:font-pitch="variable" fo:font-size="33.5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0pt" style:font-style-asian="normal" style:font-weight-asian="bold" style:font-family-complex="'Lohit Hind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0f5494" draw:stroke-linejoin="miter" draw:fill="solid" draw:fill-color="#0f5494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133176" draw:stroke-linejoin="miter" draw:fill="solid" draw:fill-color="#133176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 style:writing-mode="lr-tb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writing-mode="lr-tb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text-align="center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style:paragraph-properties fo:margin-left="0cm" fo:margin-right="0cm" fo:text-indent="0cm" style:writing-mode="lr-tb" style:font-independent-line-spacing="true"/>
    </style:style>
    <style:style style:name="MP15" style:family="paragraph">
      <style:paragraph-properties fo:margin-left="0cm" fo:margin-right="0cm" fo:text-align="end" fo:text-indent="0cm" style:writing-mode="lr-tb"/>
    </style:style>
    <style:style style:name="MP1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family="Verdana" style:font-family-generic="swiss" style:font-pitch="variable" fo:font-size="14pt" fo:language="en" fo:country="GB" style:font-size-asian="14pt" style:font-size-complex="14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name="Rectangle 3" draw:style-name="Mgr3" draw:text-style-name="MP4" draw:layer="backgroundobjects" svg:width="28.111cm" svg:height="17.996cm" svg:x="0.001cm" svg:y="3.004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4.398cm" svg:height="3.058cm" svg:x="11.788cm" svg:y="0.792cm">
        <draw:image xlink:href="Pictures/2000010200002469000019336D173A0B.wmf" xlink:type="simple" xlink:show="embed" xlink:actuate="onLoad">
          <text:p/>
        </draw:image>
      </draw:frame>
      <draw:frame presentation:style-name="Title1-title" draw:layer="backgroundobjects" svg:width="15.434cm" svg:height="3.086cm" svg:x="12.234cm" svg:y="7.523cm" presentation:class="title" presentation:placeholder="true">
        <draw:text-box/>
      </draw:frame>
      <draw:frame presentation:style-name="Mpr4" draw:text-style-name="MP7" draw:layer="backgroundobjects" svg:width="6.534cm" svg:height="1.46cm" svg:x="1.398cm" svg:y="19.122cm" presentation:class="date-time">
        <draw:text-box>
          <text:list text:style-name="ML3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5" draw:text-style-name="MP9" draw:layer="backgroundobjects" svg:width="8.867cm" svg:height="1.46cm" svg:x="9.566cm" svg:y="19.122cm" presentation:class="footer">
        <draw:text-box>
          <text:list text:style-name="ML3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6" draw:text-style-name="MP11" draw:layer="backgroundobjects" svg:width="6.534cm" svg:height="1.46cm" svg:x="20.065cm" svg:y="19.122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name="Rectangle 6" draw:style-name="Mgr5" draw:text-style-name="MP4" draw:layer="backgroundobjects" svg:width="1.872cm" svg:height="0.662cm" svg:x="13.065cm" svg:y="20.392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rect draw:style-name="Mgr6" draw:text-style-name="MP12" draw:layer="backgroundobjects" svg:width="21.59cm" svg:height="27.94cm" svg:x="0cm" svg:y="0cm">
          <text:p/>
        </draw:rect>
        <draw:frame presentation:style-name="Mpr7" draw:text-style-name="MP14" draw:layer="backgroundobjects" svg:width="9.359cm" svg:height="1.4cm" svg:x="0cm" svg:y="0cm" presentation:class="header">
          <draw:text-box>
            <text:list text:style-name="ML1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9.359cm" svg:height="1.4cm" svg:x="12.228cm" svg:y="0cm" presentation:class="date-time">
          <draw:text-box>
            <text:list text:style-name="ML1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5.768cm" svg:height="10.481cm" svg:x="2.913cm" svg:y="2.094cm" presentation:class="page"/>
        <draw:frame presentation:style-name="Title1-notes" draw:layer="backgroundobjects" svg:width="17.277cm" svg:height="12.577cm" svg:x="2.157cm" svg:y="13.271cm" presentation:class="notes" presentation:placeholder="true">
          <draw:text-box/>
        </draw:frame>
        <draw:frame presentation:style-name="Mpr8" draw:text-style-name="MP14" draw:layer="backgroundobjects" svg:width="9.359cm" svg:height="1.401cm" svg:x="0cm" svg:y="26.538cm" presentation:class="footer">
          <draw:text-box>
            <text:list text:style-name="ML1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8" draw:text-style-name="MP16" draw:layer="backgroundobjects" svg:width="9.359cm" svg:height="1.401cm" svg:x="12.228cm" svg:y="26.538cm" presentation:class="page-number">
          <draw:text-box>
            <text:list text:style-name="ML1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3T09:11:43</meta:creation-date>
    <meta:editing-duration>PT19H41M52S</meta:editing-duration>
    <meta:editing-cycles>37</meta:editing-cycles>
    <dc:date>2012-03-13T15:58:07</dc:date>
    <meta:generator>LibreOffice/3.5$Linux_X86_64 LibreOffice_project/350m1$Build-13</meta:generator>
    <meta:print-date>2011-09-13T13:44:30</meta:print-date>
    <meta:document-statistic meta:object-count="9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in" table:align="center" style:may-break-between-rows="false" style:writing-mode="lr-tb"/>
    </style:style>
    <style:style style:name="Table1.A" style:family="table-column">
      <style:table-column-properties style:column-width="0.8042in"/>
    </style:style>
    <style:style style:name="Table1.B" style:family="table-column">
      <style:table-column-properties style:column-width="0.4368in"/>
    </style:style>
    <style:style style:name="Table1.C" style:family="table-column">
      <style:table-column-properties style:column-width="0.4889in"/>
    </style:style>
    <style:style style:name="Table1.D" style:family="table-column">
      <style:table-column-properties style:column-width="0.5549in"/>
    </style:style>
    <style:style style:name="Table1.E" style:family="table-column">
      <style:table-column-properties style:column-width="0.6194in"/>
    </style:style>
    <style:style style:name="Table1.F" style:family="table-column">
      <style:table-column-properties style:column-width="0.4861in"/>
    </style:style>
    <style:style style:name="Table1.G" style:family="table-column">
      <style:table-column-properties style:column-width="0.6361in"/>
    </style:style>
    <style:style style:name="Table1.H" style:family="table-column">
      <style:table-column-properties style:column-width="0.7681in"/>
    </style:style>
    <style:style style:name="Table1.I" style:family="table-column">
      <style:table-column-properties style:column-width="0.5632in"/>
    </style:style>
    <style:style style:name="Table1.J" style:family="table-column">
      <style:table-column-properties style:column-width="0.942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D1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-left="0.0201in" fo:padding-right="0.0201in" fo:padding-top="0in" fo:padding-bottom="0in" fo:border="none">
        <style:background-image/>
      </style:table-cell-properties>
    </style:style>
    <style:style style:name="Table1.D3" style:family="table-cell">
      <style:table-cell-properties fo:background-color="#e6e6e6" fo:padding-left="0.0201in" fo:padding-right="0.0201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text-autospace="none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 1 – Quality <text:span text:style-name="T1">ad hoc</text:span> description of information provided in each variable by source </text:p>
      <text:p text:style-name="P4">(1=fair, 2=good, 3=excellent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Source</text:p>
          </table:table-cell>
          <table:table-cell table:style-name="Table1.A1" office:value-type="string">
            <text:p text:style-name="P2">Time</text:p>
          </table:table-cell>
          <table:table-cell table:style-name="Table1.A1" office:value-type="string">
            <text:p text:style-name="P3">Space</text:p>
          </table:table-cell>
          <table:table-cell table:style-name="Table1.D1" table:number-columns-spanned="2" office:value-type="string">
            <text:p text:style-name="P3">Volume (L,D,C)</text:p>
          </table:table-cell>
          <table:covered-table-cell/>
          <table:table-cell table:style-name="Table1.D1" office:value-type="string">
            <text:p text:style-name="P3">Effort</text:p>
          </table:table-cell>
          <table:table-cell table:style-name="Table1.D1" table:number-columns-spanned="2" office:value-type="string">
            <text:p text:style-name="P3">Index of abundance</text:p>
          </table:table-cell>
          <table:covered-table-cell/>
          <table:table-cell table:style-name="Table1.D1" table:number-columns-spanned="2" office:value-type="string">
            <text:p text:style-name="P3">Biolog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3">weight</text:p>
          </table:table-cell>
          <table:table-cell table:style-name="Table1.D2" office:value-type="string">
            <text:p text:style-name="P3">length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>weight</text:p>
          </table:table-cell>
          <table:table-cell table:style-name="Table1.D2" office:value-type="string">
            <text:p text:style-name="P3">length</text:p>
          </table:table-cell>
          <table:table-cell table:style-name="Table1.D2" office:value-type="string">
            <text:p text:style-name="P3">growth</text:p>
          </table:table-cell>
          <table:table-cell table:style-name="Table1.D2" office:value-type="string">
            <text:p text:style-name="P3">reproduction</text:p>
          </table:table-cell>
        </table:table-row>
        <table:table-row table:style-name="Table1.1">
          <table:table-cell table:style-name="Table1.A3" office:value-type="string">
            <text:p text:style-name="P1">On-auction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ICES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1">On-board</text:p>
          </table:table-cell>
          <table:table-cell table:style-name="Table1.A3" office:value-type="string">
            <text:p text:style-name="P3">Q</text:p>
          </table:table-cell>
          <table:table-cell table:style-name="Table1.A3" office:value-type="string">
            <text:p text:style-name="P3">latlon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2</text:p>
          </table:table-cell>
        </table:table-row>
        <table:table-row table:style-name="Table1.1">
          <table:table-cell table:style-name="Table1.A3" office:value-type="string">
            <text:p text:style-name="P1">Surveys</text:p>
          </table:table-cell>
          <table:table-cell table:style-name="Table1.A3" office:value-type="string">
            <text:p text:style-name="P3">Y</text:p>
          </table:table-cell>
          <table:table-cell table:style-name="Table1.A3" office:value-type="string">
            <text:p text:style-name="P3">latlon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</table:table-row>
        <table:table-row table:style-name="Table1.1">
          <table:table-cell table:style-name="Table1.A3" office:value-type="string">
            <text:p text:style-name="P1">log-books</text:p>
          </table:table-cell>
          <table:table-cell table:style-name="Table1.A3" office:value-type="string">
            <text:p text:style-name="P3">D</text:p>
          </table:table-cell>
          <table:table-cell table:style-name="Table1.A3" office:value-type="string">
            <text:p text:style-name="P3">Rect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VMS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latlon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>3</text:p>
          </table:table-cell>
          <table:table-cell table:style-name="Table1.D2" office:value-type="string">
            <text:p text:style-name="P3">2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